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Calibri" style:font-family-asian="Calibri" style:font-family-complex="Calibri" fo:background-color="transparent" fo:color="#4bacc6"/>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6.00pt" fo:font-weight="normal" fo:font-family="Calibri" style:font-family-asian="Calibri" style:font-family-complex="Calibri" fo:background-color="transparent" fo:color="#4bacc6"/>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2.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2.00pt" fo:font-weight="normal"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2.00pt" fo:font-weight="normal" fo:font-family="Calibri" style:font-family-asian="Calibri" style:font-family-complex="Calibri" fo:background-color="transparent" style:use-window-font-color="true"/>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2.00pt" fo:font-weight="normal"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2.00pt" fo:font-weight="normal" fo:font-family="Calibri" style:font-family-asian="Calibri" style:font-family-complex="Calibri" fo:background-color="transparent" style:use-window-font-color="true"/>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2.00pt" fo:font-weight="normal" fo:font-family="Calibri" style:font-family-asian="Calibri" style:font-family-complex="Calibri"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2.00pt" fo:font-weight="normal"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6.00pt" fo:font-weight="normal" fo:font-family="Calibri" style:font-family-asian="Calibri" style:font-family-complex="Calibri" fo:background-color="transparent" fo:color="#4bacc6"/>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2.00pt" fo:font-weight="normal" fo:font-family="Calibri" style:font-family-asian="Calibri" style:font-family-complex="Calibri" fo:background-color="transparent" style:use-window-font-color="true"/>
    </style:style>
    <style:style style:name="T68" style:family="text">
      <style:text-properties fo:font-size="12.00pt" fo:font-weight="normal" fo:font-family="Calibri" style:font-family-asian="Calibri" style:font-family-complex="Calibri" fo:background-color="transparent" style:use-window-font-color="true"/>
    </style:style>
    <style:style style:name="T69" style:family="text">
      <style:text-properties fo:font-size="12.00pt" fo:font-weight="normal" fo:font-family="Calibri" style:font-family-asian="Calibri" style:font-family-complex="Calibri" fo:background-color="transparent" style:use-window-font-color="true"/>
    </style:style>
    <style:style style:name="T70" style:family="text">
      <style:text-properties fo:font-size="12.00pt" fo:font-weight="normal" fo:font-family="Calibri" style:font-family-asian="Calibri" style:font-family-complex="Calibri" fo:background-color="transparent" style:use-window-font-color="true"/>
    </style:style>
    <style:style style:name="T71" style:family="text">
      <style:text-properties fo:font-size="12.00pt" fo:font-weight="normal" fo:font-family="Calibri" style:font-family-asian="Calibri" style:font-family-complex="Calibri" fo:background-color="transparent" style:use-window-font-color="true"/>
    </style:style>
    <style:style style:name="T72" style:family="text">
      <style:text-properties fo:font-size="12.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Calibri" style:font-family-asian="Calibri" style:font-family-complex="Calibri" fo:background-color="transparent" style:use-window-font-color="true"/>
    </style:style>
    <style:style style:name="T75" style:family="text">
      <style:text-properties fo:font-size="12.00pt" fo:font-weight="normal" fo:font-family="Calibri" style:font-family-asian="Calibri" style:font-family-complex="Calibri" fo:background-color="transparent" style:use-window-font-color="true"/>
    </style:style>
    <style:style style:name="T76" style:family="text">
      <style:text-properties fo:font-size="12.00pt" fo:font-weight="normal" fo:font-family="Calibri" style:font-family-asian="Calibri" style:font-family-complex="Calibri" fo:background-color="transparent" style:use-window-font-color="true"/>
    </style:style>
    <style:style style:name="T77" style:family="text">
      <style:text-properties fo:font-size="12.00pt" fo:font-weight="normal" fo:font-family="Calibri" style:font-family-asian="Calibri" style:font-family-complex="Calibri" fo:background-color="transparent" style:use-window-font-color="true"/>
    </style:style>
    <style:style style:name="T78" style:family="text">
      <style:text-properties fo:font-size="12.00pt" fo:font-weight="normal" fo:font-family="Calibri" style:font-family-asian="Calibri" style:font-family-complex="Calibri" fo:background-color="transparent" style:use-window-font-color="true"/>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2.00pt" fo:font-weight="normal" fo:font-family="Calibri" style:font-family-asian="Calibri" style:font-family-complex="Calibri" fo:background-color="transparent" style:use-window-font-color="true"/>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12.00pt" fo:font-weight="normal" fo:font-family="Calibri" style:font-family-asian="Calibri" style:font-family-complex="Calibri" fo:background-color="transparent" style:use-window-font-color="true"/>
    </style:style>
    <style:style style:name="T83" style:family="text">
      <style:text-properties fo:font-size="12.00pt" fo:font-weight="normal" fo:font-family="Calibri" style:font-family-asian="Calibri" style:font-family-complex="Calibri" fo:background-color="transparent" style:use-window-font-color="true"/>
    </style:style>
    <style:style style:name="T84" style:family="text">
      <style:text-properties fo:font-size="12.00pt" fo:font-weight="normal" fo:font-family="Calibri" style:font-family-asian="Calibri" style:font-family-complex="Calibri" fo:background-color="transparent" style:use-window-font-color="true"/>
    </style:style>
    <style:style style:name="T85" style:family="text">
      <style:text-properties fo:font-size="12.00pt" fo:font-weight="normal" fo:font-family="Calibri" style:font-family-asian="Calibri" style:font-family-complex="Calibri" fo:background-color="transparent" style:use-window-font-color="true"/>
    </style:style>
    <style:style style:name="T86" style:family="text">
      <style:text-properties fo:font-size="12.00pt" fo:font-weight="normal"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2.00pt" fo:font-weight="normal"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2.00pt" fo:font-weight="normal" fo:font-family="Calibri" style:font-family-asian="Calibri" style:font-family-complex="Calibri" fo:background-color="transparent" style:use-window-font-color="true"/>
    </style:style>
    <style:style style:name="T91" style:family="text">
      <style:text-properties fo:font-size="12.00pt" fo:font-weight="normal" fo:font-family="Calibri" style:font-family-asian="Calibri" style:font-family-complex="Calibri" fo:background-color="transparent" style:use-window-font-color="true"/>
    </style:style>
    <style:style style:name="T92" style:family="text">
      <style:text-properties fo:font-size="12.00pt" fo:font-weight="normal" fo:font-family="Calibri" style:font-family-asian="Calibri" style:font-family-complex="Calibri" fo:background-color="transparent" style:use-window-font-color="true"/>
    </style:style>
    <style:style style:name="T93" style:family="text">
      <style:text-properties fo:font-size="12.00pt" fo:font-weight="normal" fo:font-family="Calibri" style:font-family-asian="Calibri" style:font-family-complex="Calibri" fo:background-color="transparent" style:use-window-font-color="true"/>
    </style:style>
    <style:style style:name="T94" style:family="text">
      <style:text-properties fo:font-size="12.00pt" fo:font-weight="normal" fo:font-family="Calibri" style:font-family-asian="Calibri" style:font-family-complex="Calibri" fo:background-color="transparent" style:use-window-font-color="true"/>
    </style:style>
    <style:style style:name="T95" style:family="text">
      <style:text-properties fo:font-size="12.00pt" fo:font-weight="normal" fo:font-family="Calibri" style:font-family-asian="Calibri" style:font-family-complex="Calibri" fo:background-color="transparent" style:use-window-font-color="true"/>
    </style:style>
    <style:style style:name="T96" style:family="text">
      <style:text-properties fo:font-size="12.00pt" fo:font-weight="normal" fo:font-family="Calibri" style:font-family-asian="Calibri" style:font-family-complex="Calibri" fo:background-color="transparent" style:use-window-font-color="true"/>
    </style:style>
    <style:style style:name="T97" style:family="text">
      <style:text-properties fo:font-size="12.00pt" fo:font-weight="normal" fo:font-family="Calibri" style:font-family-asian="Calibri" style:font-family-complex="Calibri"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2.00pt" fo:font-weight="normal" fo:font-family="Calibri" style:font-family-asian="Calibri" style:font-family-complex="Calibri" fo:background-color="transparent" style:use-window-font-color="true"/>
    </style:style>
    <style:style style:name="T100" style:family="text">
      <style:text-properties fo:font-size="12.00pt" fo:font-weight="normal" fo:font-family="Calibri" style:font-family-asian="Calibri" style:font-family-complex="Calibri" fo:background-color="transparent" style:use-window-font-color="true"/>
    </style:style>
    <style:style style:name="T101" style:family="text">
      <style:text-properties fo:font-size="12.00pt" fo:font-weight="normal" fo:font-family="Calibri" style:font-family-asian="Calibri" style:font-family-complex="Calibri" fo:background-color="transparent" style:use-window-font-color="true"/>
    </style:style>
    <style:style style:name="T102" style:family="text">
      <style:text-properties fo:font-size="12.00pt" fo:font-weight="normal" fo:font-family="Calibri" style:font-family-asian="Calibri" style:font-family-complex="Calibri" fo:background-color="transparent" style:use-window-font-color="true"/>
    </style:style>
    <style:style style:name="T103" style:family="text">
      <style:text-properties fo:font-size="12.00pt" fo:font-weight="normal" fo:font-family="Calibri" style:font-family-asian="Calibri" style:font-family-complex="Calibri" fo:background-color="transparent" style:use-window-font-color="true"/>
    </style:style>
    <style:style style:name="T104" style:family="text">
      <style:text-properties fo:font-size="12.00pt" fo:font-weight="normal" fo:font-family="Calibri" style:font-family-asian="Calibri" style:font-family-complex="Calibri" fo:background-color="transparent" style:use-window-font-color="true"/>
    </style:style>
    <style:style style:name="T105" style:family="text">
      <style:text-properties fo:font-size="12.00pt" fo:font-weight="normal" fo:font-family="Calibri" style:font-family-asian="Calibri" style:font-family-complex="Calibri" fo:background-color="transparent" style:use-window-font-color="true"/>
    </style:style>
    <style:style style:name="T106" style:family="text">
      <style:text-properties fo:font-size="12.00pt" fo:font-weight="normal" fo:font-family="Calibri" style:font-family-asian="Calibri" style:font-family-complex="Calibri" fo:background-color="transparent" style:use-window-font-color="true"/>
    </style:style>
    <style:style style:name="T107" style:family="text">
      <style:text-properties fo:font-size="12.00pt" fo:font-weight="normal" fo:font-family="Calibri" style:font-family-asian="Calibri" style:font-family-complex="Calibri" fo:background-color="transparent" style:use-window-font-color="true"/>
    </style:style>
    <style:style style:name="T108" style:family="text">
      <style:text-properties fo:font-size="12.00pt" fo:font-weight="normal" fo:font-family="Calibri" style:font-family-asian="Calibri" style:font-family-complex="Calibri" fo:background-color="transparent" style:use-window-font-color="true"/>
    </style:style>
    <style:style style:name="T109" style:family="text">
      <style:text-properties fo:font-size="12.00pt" fo:font-weight="normal" fo:font-family="Calibri" style:font-family-asian="Calibri" style:font-family-complex="Calibri" fo:background-color="transparent" style:use-window-font-color="true"/>
    </style:style>
    <style:style style:name="T110" style:family="text">
      <style:text-properties fo:font-size="12.00pt" fo:font-weight="normal" fo:font-family="Calibri" style:font-family-asian="Calibri" style:font-family-complex="Calibri" fo:background-color="transparent" style:use-window-font-color="true"/>
    </style:style>
    <style:style style:name="T111" style:family="text">
      <style:text-properties fo:font-size="12.00pt" fo:font-weight="normal" fo:font-family="Calibri" style:font-family-asian="Calibri" style:font-family-complex="Calibri" fo:background-color="transparent" style:use-window-font-color="true"/>
    </style:style>
    <style:style style:name="T112" style:family="text">
      <style:text-properties fo:font-size="12.00pt" fo:font-weight="normal" fo:font-family="Calibri" style:font-family-asian="Calibri" style:font-family-complex="Calibri" fo:background-color="transparent" style:use-window-font-color="true"/>
    </style:style>
    <style:style style:name="T113" style:family="text">
      <style:text-properties fo:font-size="12.00pt" fo:font-weight="normal" fo:font-family="Calibri" style:font-family-asian="Calibri" style:font-family-complex="Calibri" fo:background-color="transparent" style:use-window-font-color="true"/>
    </style:style>
    <style:style style:name="T114" style:family="text">
      <style:text-properties fo:font-size="12.00pt" fo:font-weight="normal" fo:font-family="Calibri" style:font-family-asian="Calibri" style:font-family-complex="Calibri" fo:background-color="transparent" style:use-window-font-color="true"/>
    </style:style>
    <style:style style:name="T115" style:family="text">
      <style:text-properties fo:font-size="12.00pt" fo:font-weight="normal" fo:font-family="Calibri" style:font-family-asian="Calibri" style:font-family-complex="Calibri" fo:background-color="transparent" style:use-window-font-color="true"/>
    </style:style>
    <style:style style:name="T116" style:family="text">
      <style:text-properties fo:font-size="12.00pt" fo:font-weight="normal" fo:font-family="Calibri" style:font-family-asian="Calibri" style:font-family-complex="Calibri" fo:background-color="transparent" style:use-window-font-color="true"/>
    </style:style>
    <style:style style:name="T117" style:family="text">
      <style:text-properties fo:font-size="12.00pt" fo:font-weight="normal" fo:font-family="Calibri" style:font-family-asian="Calibri" style:font-family-complex="Calibri" fo:background-color="transparent" style:use-window-font-color="true"/>
    </style:style>
    <style:style style:name="T118" style:family="text">
      <style:text-properties fo:font-size="12.00pt" fo:font-weight="normal" fo:font-family="Calibri" style:font-family-asian="Calibri" style:font-family-complex="Calibri" fo:background-color="transparent" style:use-window-font-color="true"/>
    </style:style>
    <style:style style:name="T119" style:family="text">
      <style:text-properties fo:font-size="12.00pt" fo:font-weight="normal" fo:font-family="Calibri" style:font-family-asian="Calibri" style:font-family-complex="Calibri" fo:background-color="transparent" style:use-window-font-color="true"/>
    </style:style>
    <style:style style:name="T120" style:family="text">
      <style:text-properties fo:font-size="12.00pt" fo:font-weight="normal" fo:font-family="Calibri" style:font-family-asian="Calibri" style:font-family-complex="Calibri" fo:background-color="transparent" style:use-window-font-color="true"/>
    </style:style>
    <style:style style:name="T121" style:family="text">
      <style:text-properties fo:font-size="12.00pt" fo:font-weight="normal" fo:font-family="Calibri" style:font-family-asian="Calibri" style:font-family-complex="Calibri" fo:background-color="transparent" style:use-window-font-color="true"/>
    </style:style>
    <style:style style:name="T122" style:family="text">
      <style:text-properties fo:font-size="12.00pt" fo:font-weight="normal" fo:font-family="Calibri" style:font-family-asian="Calibri" style:font-family-complex="Calibri" fo:background-color="transparent" style:use-window-font-color="true"/>
    </style:style>
    <style:style style:name="T123" style:family="text">
      <style:text-properties fo:font-size="12.00pt" fo:font-weight="normal" fo:font-family="Calibri" style:font-family-asian="Calibri" style:font-family-complex="Calibri" fo:background-color="transparent" style:use-window-font-color="true"/>
    </style:style>
    <style:style style:name="T124" style:family="text">
      <style:text-properties fo:font-size="12.00pt" fo:font-weight="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6.00pt" fo:font-weight="normal" fo:font-family="Calibri" style:font-family-asian="Calibri" style:font-family-complex="Calibri" fo:background-color="transparent" fo:color="#4bacc6"/>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Calibri" style:font-family-asian="Calibri" style:font-family-complex="Calibri" fo:background-color="transparent" fo:color="#4bacc6"/>
    </style:style>
    <style:style style:name="T130" style:family="text">
      <style:text-properties fo:font-size="12.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normal"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Calibri" style:font-family-asian="Calibri" style:font-family-complex="Calibri" fo:background-color="transparent" fo:color="#4f81bd"/>
    </style:style>
    <style:style style:name="T135" style:family="text">
      <style:text-properties fo:font-size="12.00pt" fo:font-weight="normal"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2.00pt" fo:font-weight="normal" fo:font-family="Calibri" style:font-family-asian="Calibri" style:font-family-complex="Calibri" fo:background-color="transparent" fo:color="#4f81bd"/>
    </style:style>
    <style:style style:name="T138" style:family="text">
      <style:text-properties fo:font-size="12.00pt" fo:font-weight="normal"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normal" fo:font-family="Calibri" style:font-family-asian="Calibri" style:font-family-complex="Calibri" fo:background-color="transparent" fo:color="#4bacc6"/>
    </style:style>
    <style:style style:name="T141" style:family="text">
      <style:text-properties fo:font-size="12.00pt" fo:font-weight="normal"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normal"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fo:font-family="Calibri" style:font-family-asian="Calibri" style:font-family-complex="Calibri" fo:background-color="transparent" fo:color="#4f81bd"/>
    </style:style>
    <style:style style:name="T146" style:family="text">
      <style:text-properties fo:font-size="12.00pt" fo:font-weight="normal" fo:font-family="Calibri" style:font-family-asian="Calibri" style:font-family-complex="Calibri"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2.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2.00pt" fo:font-weight="normal" fo:font-family="Calibri" style:font-family-asian="Calibri" style:font-family-complex="Calibri" fo:background-color="transparent" style:use-window-font-color="true"/>
    </style:style>
    <style:style style:name="T151" style:family="text">
      <style:text-properties fo:font-size="12.00pt" fo:font-weight="normal" fo:font-family="Calibri" style:font-family-asian="Calibri" style:font-family-complex="Calibri" fo:background-color="transparent" fo:color="#4f81bd"/>
    </style:style>
    <style:style style:name="T152" style:family="text">
      <style:text-properties fo:font-size="12.00pt" fo:font-weight="normal" fo:font-family="Calibri" style:font-family-asian="Calibri" style:font-family-complex="Calibri"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style:style>
    <style:style style:name="P2" style:family="paragraph">
      <style:paragraph-properties fo:line-height="150.00%" fo:text-align="justify"/>
    </style:style>
    <style:style style:name="P3" style:family="paragraph">
      <style:paragraph-properties fo:line-height="100.00%" fo:text-align="justify"/>
    </style:style>
    <style:style style:name="P4" style:family="paragraph">
      <style:paragraph-properties fo:line-height="150.00%" fo:text-align="justify"/>
    </style:style>
    <style:style style:name="P5" style:family="paragraph">
      <style:paragraph-properties fo:line-height="100.00%" fo:text-align="justify"/>
    </style:style>
    <style:style style:name="P6" style:family="paragraph">
      <style:paragraph-properties fo:line-height="100.00%" fo:text-align="justify"/>
    </style:style>
    <style:style style:name="P7" style:family="paragraph">
      <style:paragraph-properties fo:line-height="115.00%" fo:text-align="left" fo:margin-bottom="10.00pt"/>
    </style:style>
    <style:style style:name="P8" style:family="paragraph">
      <style:paragraph-properties fo:line-height="100.00%" fo:text-align="justify"/>
    </style:style>
  </office:automatic-styles>
  <office:body>
    <office:text>
      <text:p text:style-name="P1"><text:span text:style-name="T1">[Uppgift 3 - Förbättrad planering av programmering]</text:span></text:p>
      <text:p text:style-name="P1"><text:span text:style-name="T2"/></text:p>
      <text:p text:style-name="P1"><text:span text:style-name="T3">Planerad tid för båda uppgifter: 2 h</text:span></text:p>
      <text:p text:style-name="P1"><text:span text:style-name="T3">Jag kände att mina erfarenheter räckte inte för att lösa dessa uppgifter smidigt, för att utföra dem bättre behöver jag friska upp minnet och läsa mera.</text:span></text:p>
      <text:p text:style-name="P1"><text:span text:style-name="T4"/></text:p>
      <text:p text:style-name="P1"><text:span text:style-name="T5">Strategi:</text:span></text:p>
      <text:p text:style-name="P1"><text:span text:style-name="T5">Min planeringsstategi utöver det tidigare är då först att läsa igenom uppgifterna som ska utföras och förstår vad det är som ska utföras. Jag kommer dessutom att göra en liten skiss av koden innan jag börjar med kodningen (så att jag har en smidigare "mall" att gå efter). I samband med skissen kommer jag att söka information på områden man inte är så säker på.</text:span></text:p>
      <text:p text:style-name="P1"><text:span text:style-name="T6"/></text:p>
      <text:p text:style-name="P1"><text:span text:style-name="T7">Jag kommer att notera de problem som förekommer och de som "kan" förekomma. </text:span></text:p>
      <text:p text:style-name="P1"><text:span text:style-name="T8"/></text:p>
      <text:p text:style-name="P1"><text:span text:style-name="T9">Jag kommer testa en annorlundare format.</text:span></text:p>
      <text:p text:style-name="P1"><text:span text:style-name="T10"/></text:p>
      <text:p text:style-name="P1"><text:span text:style-name="T11">[3a - Planering]</text:span></text:p>
      <text:p text:style-name="P1"><text:span text:style-name="T12"/></text:p>
      <text:p text:style-name="P1"><text:span text:style-name="T13">Tid: 1 h</text:span></text:p>
      <text:p text:style-name="P1"><text:span text:style-name="T14"/></text:p>
      <text:p text:style-name="P1"><text:span text:style-name="T15">Språk: C#</text:span></text:p>
      <text:p text:style-name="P1"><text:span text:style-name="T16"/></text:p>
      <text:p text:style-name="P1"><text:span text:style-name="T17">Hjälpmedel: Visual studio</text:span></text:p>
      <text:p text:style-name="P1"><text:span text:style-name="T18"/></text:p>
      <text:p text:style-name="P1"><text:span text:style-name="T19">Hur programmet ska fungera:</text:span></text:p>
      <text:p text:style-name="P1"><text:span text:style-name="T20"/></text:p>
      <text:p text:style-name="P2"><text:span text:style-name="T21">•</text:span><text:span text:style-name="T22"><text:s/>Be användaren mata in textrad</text:span></text:p>
      <text:p text:style-name="P2"><text:span text:style-name="T23"><text:tab/></text:span><text:span text:style-name="T24">•</text:span><text:span text:style-name="T25"><text:s/>Om det finns stora bokstäver</text:span></text:p>
      <text:p text:style-name="P2"><text:span text:style-name="T26"><text:tab/><text:tab/></text:span><text:span text:style-name="T27">•</text:span><text:span text:style-name="T28"><text:s/>Felmeddelande</text:span></text:p>
      <text:p text:style-name="P2"><text:span text:style-name="T29"><text:tab/><text:tab/><text:tab/></text:span><text:span text:style-name="T30">•</text:span><text:span text:style-name="T31"><text:s/>Ny chans (ny inmatning)</text:span></text:p>
      <text:p text:style-name="P2"><text:span text:style-name="T32"><text:tab/></text:span><text:span text:style-name="T33">•</text:span><text:span text:style-name="T34"><text:s/>Inga stora bokstäver</text:span></text:p>
      <text:p text:style-name="P2"><text:span text:style-name="T35"><text:tab/><text:tab/></text:span><text:span text:style-name="T36">•</text:span><text:span text:style-name="T37"><text:s/>Kontrollera om ordet är Palindrom</text:span></text:p>
      <text:p text:style-name="P2"><text:span text:style-name="T38"><text:tab/><text:tab/><text:tab/></text:span><text:span text:style-name="T39">•</text:span><text:span text:style-name="T40"><text:s/>Är palindrom</text:span></text:p>
      <text:p text:style-name="P2"><text:span text:style-name="T41"><text:tab/><text:tab/><text:tab/><text:tab/></text:span><text:span text:style-name="T42">•</text:span><text:span text:style-name="T43"><text:s/>Meddela svaret</text:span></text:p>
      <text:p text:style-name="P2"><text:span text:style-name="T44"><text:tab/><text:tab/><text:tab/><text:tab/><text:tab/></text:span><text:span text:style-name="T45">•</text:span><text:span text:style-name="T46"><text:s/>Slut</text:span></text:p>
      <text:p text:style-name="P2"><text:span text:style-name="T47"><text:tab/><text:tab/><text:tab/></text:span><text:span text:style-name="T48">•</text:span><text:span text:style-name="T49"><text:s/>Är inte palindrom</text:span></text:p>
      <text:p text:style-name="P2"><text:span text:style-name="T50"><text:tab/><text:tab/><text:tab/><text:tab/></text:span><text:span text:style-name="T51">•</text:span><text:span text:style-name="T52"><text:s/>Meddela svaret</text:span></text:p>
      <text:p text:style-name="P2"><text:span text:style-name="T53"><text:tab/><text:tab/><text:tab/><text:tab/><text:tab/></text:span><text:span text:style-name="T54">•</text:span><text:span text:style-name="T55"><text:s/>Ny chans<text:s text:c="2"/>(ny inmatning)</text:span></text:p>
      <text:p text:style-name="P2"><text:span text:style-name="T56"/></text:p>
      <text:p text:style-name="P3"><text:span text:style-name="T56"/></text:p>
      <text:p text:style-name="P3"><text:span text:style-name="T56"/></text:p>
      <text:p text:style-name="P3"><text:span text:style-name="T56"/></text:p>
      <text:p text:style-name="P3"><text:span text:style-name="T56"/></text:p>
      <text:p text:style-name="P3"><text:span text:style-name="T57">[3b - Planering]</text:span></text:p>
      <text:p text:style-name="P3"><text:span text:style-name="T58"/></text:p>
      <text:p text:style-name="P3"><text:span text:style-name="T59">Planerad tid: 2 h</text:span></text:p>
      <text:p text:style-name="P3"><text:span text:style-name="T60"/></text:p>
      <text:p text:style-name="P3"><text:span text:style-name="T61">Språk: C#</text:span></text:p>
      <text:p text:style-name="P3"><text:span text:style-name="T62"/></text:p>
      <text:p text:style-name="P3"><text:span text:style-name="T63">Hjälpmedel: Visual studio</text:span></text:p>
      <text:p text:style-name="P3"><text:span text:style-name="T64"/></text:p>
      <text:p text:style-name="P3"><text:span text:style-name="T65">Notiser:</text:span></text:p>
      <text:p text:style-name="P4"><text:span text:style-name="T66">•</text:span><text:span text:style-name="T67"><text:s/>En konstruktor som skapar och initialiserar ett nytt bråktal. </text:span></text:p>
      <text:p text:style-name="P4"><text:span text:style-name="T68">•</text:span><text:span text:style-name="T69"><text:s/>isEqualTo som jämför två Fraction-instanser och ser om de representerar samma </text:span></text:p>
      <text:p text:style-name="P4"><text:span text:style-name="T70">bråktal. </text:span></text:p>
      <text:p text:style-name="P4"><text:span text:style-name="T71">•</text:span><text:span text:style-name="T72"><text:s/>toString som returnerar en strängrepresentation av bråktalet på form T/N. </text:span></text:p>
      <text:p text:style-name="P4"><text:span text:style-name="T73"/></text:p>
      <text:p text:style-name="P4"><text:span text:style-name="T74">Algoritm:</text:span></text:p>
      <text:p text:style-name="P4"><text:span text:style-name="T75">•</text:span><text:span text:style-name="T76"><text:s/>Skapa klass "Fraction"</text:span></text:p>
      <text:p text:style-name="P4"><text:span text:style-name="T77">•</text:span><text:span text:style-name="T78"><text:s/>Skapa privata fält för täljare och nämnare (int)</text:span></text:p>
      <text:p text:style-name="P4"><text:span text:style-name="T79">•</text:span><text:span text:style-name="T80"><text:s/>Skapa konstruktor för ett nytt bråktal</text:span></text:p>
      <text:p text:style-name="P4"><text:span text:style-name="T81">•</text:span><text:span text:style-name="T82"><text:s/>Skapa metoden getNumerator</text:span></text:p>
      <text:p text:style-name="P4"><text:span text:style-name="T83"><text:tab/></text:span><text:span text:style-name="T84">•</text:span><text:span text:style-name="T85"><text:s/>Returnerar täljaren</text:span></text:p>
      <text:p text:style-name="P4"><text:span text:style-name="T86">•</text:span><text:span text:style-name="T87"><text:s/>Skapa metoden getDenominator</text:span></text:p>
      <text:p text:style-name="P4"><text:span text:style-name="T88"><text:tab/></text:span><text:span text:style-name="T89">•</text:span><text:span text:style-name="T90"><text:s/>Om nämnaren är noll</text:span></text:p>
      <text:p text:style-name="P4"><text:span text:style-name="T91"><text:tab/><text:tab/></text:span><text:span text:style-name="T92">•</text:span><text:span text:style-name="T93"><text:s/>Felmeddelande</text:span></text:p>
      <text:p text:style-name="P4"><text:span text:style-name="T94"><text:tab/></text:span><text:span text:style-name="T95">•</text:span><text:span text:style-name="T96"><text:s/>Returnera nämnaren</text:span></text:p>
      <text:p text:style-name="P4"><text:span text:style-name="T97">•</text:span><text:span text:style-name="T98"><text:s/>Skapa metoden isNegative</text:span></text:p>
      <text:p text:style-name="P4"><text:span text:style-name="T99"><text:tab/></text:span><text:span text:style-name="T100">•</text:span><text:span text:style-name="T101"><text:s/>Returnerar "true" om det är ett negativt bråktal</text:span></text:p>
      <text:p text:style-name="P4"><text:span text:style-name="T102">•</text:span><text:span text:style-name="T103"><text:s/>Skapa metoden add</text:span></text:p>
      <text:p text:style-name="P4"><text:span text:style-name="T104"><text:tab/></text:span><text:span text:style-name="T105">•</text:span><text:span text:style-name="T106"><text:s/>?</text:span></text:p>
      <text:p text:style-name="P4"><text:span text:style-name="T107">•</text:span><text:span text:style-name="T108"><text:s/>Skapa metoden multiply</text:span></text:p>
      <text:p text:style-name="P4"><text:span text:style-name="T109"><text:tab/></text:span><text:span text:style-name="T110">•</text:span><text:span text:style-name="T111"><text:s/>?</text:span></text:p>
      <text:p text:style-name="P4"><text:span text:style-name="T112">•</text:span><text:span text:style-name="T113"><text:s/>Skapa metoden isEqualTo()</text:span></text:p>
      <text:p text:style-name="P4"><text:span text:style-name="T114"><text:tab/></text:span><text:span text:style-name="T115">•</text:span><text:span text:style-name="T116"><text:s/>Jämför två Fraction-instanser och ser om de representerar samma bråktal. </text:span></text:p>
      <text:p text:style-name="P4"><text:span text:style-name="T117"><text:tab/><text:tab/></text:span><text:span text:style-name="T118">•</text:span><text:span text:style-name="T119"><text:s/>return true ?</text:span></text:p>
      <text:p text:style-name="P4"><text:span text:style-name="T120">•</text:span><text:span text:style-name="T121"><text:s/>Skapa override toString()</text:span></text:p>
      <text:p text:style-name="P4"><text:span text:style-name="T122"><text:tab/></text:span><text:span text:style-name="T123">•</text:span><text:span text:style-name="T124"><text:s/>Returnerar "T/N"</text:span><text:span text:style-name="T125"/></text:p>
      <text:p text:style-name="P5"><text:span text:style-name="T126"><text:tab/><text:tab/><text:tab/><text:tab/><text:tab/><text:tab/><text:tab/><text:tab/><text:tab/>* ? = osäker område</text:span></text:p>
      <text:p text:style-name="P6"><text:span text:style-name="T127">[Uppgift 3 - Reflektioner]</text:span></text:p>
      <text:p text:style-name="P6"><text:span text:style-name="T128"/></text:p>
      <text:p text:style-name="P6"><text:span text:style-name="T129">[a]<text:s/></text:span><text:span text:style-name="T130">Planerad tid: 1 h<text:tab/>Verklig tid: 41 min<text:tab/>Skillnad: 19 min</text:span></text:p>
      <text:p text:style-name="P6"><text:span text:style-name="T131"/></text:p>
      <text:p text:style-name="P6"><text:span text:style-name="T132">Eftersom jag ärligt talat inte visste vad en palindrom var så tog jag tid för att läsa om det och hur man kan kontrollera om en sträng är en palindrom eller inte. Det jag fick reda på att man kan konvertera den inmatade strängen "bakvänd" och sedan jämföra om den inmatade strängen och den bakvända srängen är lika. </text:span></text:p>
      <text:p text:style-name="P6"><text:span text:style-name="T133"/></text:p>
      <text:p text:style-name="P6"><text:span text:style-name="T134">Orsaker till avvikelser:</text:span></text:p>
      <text:p text:style-name="P6"><text:span text:style-name="T135">Det gick smidigare än vad jag hade planerat eftersom det var enklare än vad jag trodde det skulle vara. Jag behövde bara läsa om vad och hur en palindrom fungerar, hur man kontrollerar om en sträng är en palindrom eller inte. Läsa mera om IsUpper, läsa om hur man vänder en sträng. Sedan var det ganska enkelt med att skriva koden.</text:span></text:p>
      <text:p text:style-name="P6"><text:span text:style-name="T136"/></text:p>
      <text:p text:style-name="P6"><text:span text:style-name="T137">Problem:</text:span></text:p>
      <text:p text:style-name="P6"><text:span text:style-name="T138">Inga större problem, bara små fel på hur man satte if och else satserna. Färghantering och radbrytningar. Fixa loop så det beter sig<text:s text:c="2"/>på rätt sätt.</text:span></text:p>
      <text:p text:style-name="P6"><text:span text:style-name="T139"/></text:p>
      <text:p text:style-name="P6"><text:span text:style-name="T140">[b]<text:s/></text:span><text:span text:style-name="T141">Planerad tid: 2 h<text:tab/>Verklig tid: 3 h <text:tab/>Skillnad: 1 h</text:span></text:p>
      <text:p text:style-name="P6"><text:span text:style-name="T142"/></text:p>
      <text:p text:style-name="P6"><text:span text:style-name="T143">Denna uppgift såg ut att vara mer omfattande än tidigare uppgifter, därför bestämde jag en längre tid. Det tog mycket mer tid än vad jag hade planerat.</text:span></text:p>
      <text:p text:style-name="P6"><text:span text:style-name="T144"/></text:p>
      <text:p text:style-name="P6"><text:span text:style-name="T145">Orsaker till avvikelser:</text:span></text:p>
      <text:p text:style-name="P6"><text:span text:style-name="T146">Det tog en hel del extra tid eftersom man helt enkelt inte var säker på programmets funktion. Det nämndes inte om vad programmet ska göra utan bara att man ska skapa klassen "Fraction" och implementera de olika medlemmarna. Jag visste inte hur add, multiply och isEqualTo skulle fungera, främst isEqualTo().</text:span></text:p>
      <text:p text:style-name="P6"><text:span text:style-name="T147"/></text:p>
      <text:p text:style-name="P6"><text:span text:style-name="T148">Det som tog mest tid var då hur inmatningen och utskriften skulle se ut, jag testade ett par olika sätt och det tog en bra tid tills jag blev nöjd med den.</text:span></text:p>
      <text:p text:style-name="P6"><text:span text:style-name="T149"/></text:p>
      <text:p text:style-name="P6"><text:span text:style-name="T150">Jag hade inte en så bra koll på hur jag skulle testa metoderna add och multiply men det klurade jag ut. Jag testade dem på ett simpelt sätt, jag försökte tidigare se till så att man kunde mata in egna bråktal men jag fick inte till loopen och felhantering för detta. Försökte med en loop för två bråktal, där om man skriver in t.ex fel vid "mata in täljare" ska man få en ny chans för "mata in täljare". Istället gick den vidare till "nämnaren" och sedan till bråktal två. Ville inte ha för mycket kod här, annars så skulle det förmodligen gå, men det blev då "DRY".</text:span></text:p>
      <text:p text:style-name="P6"><text:span text:style-name="T150"><text:s/></text:span></text:p>
      <text:p text:style-name="P6"><text:span text:style-name="T151">Problem:</text:span></text:p>
      <text:p text:style-name="P6"><text:span text:style-name="T152">Problem var då kring hur loopen/looparna skulle bete sig vid felinmatning. Sen så fanns det slarvfel men de var inte så omfattande. Andra problem var då att jag vid början inte visste hur vissa metoder skulle fungera. Så det blev "mycket" tankar och funderingar.</text:span></text:p>
      <text:p text:style-name="P7"><text:span text:style-name="T153"/></text:p>
      <text:p text:style-name="P8"><text:span text:style-name="T15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